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C000000E9F5402EE2.jpg" manifest:media-type="image/jpeg"/>
  <manifest:file-entry manifest:full-path="Pictures/1000000000000250000001739CD44803.jpg" manifest:media-type="image/jpeg"/>
  <manifest:file-entry manifest:full-path="Pictures/1000000000000302000001FE4BC942EE.jpg" manifest:media-type="image/jpeg"/>
  <manifest:file-entry manifest:full-path="Pictures/100000000000020B0000028E5D506523.jpg" manifest:media-type="image/jpeg"/>
  <manifest:file-entry manifest:full-path="Pictures/100000000000024F00000089D47081AD.jpg" manifest:media-type="image/jpeg"/>
  <manifest:file-entry manifest:full-path="Pictures/100000000000023F00000297721389F5.jpg" manifest:media-type="image/jpeg"/>
  <manifest:file-entry manifest:full-path="Pictures/10000000000002340000012525C3D356.jpg" manifest:media-type="image/jpeg"/>
  <manifest:file-entry manifest:full-path="Pictures/10000000000001C80000010AC694AEEF.jpg" manifest:media-type="image/jpeg"/>
  <manifest:file-entry manifest:full-path="Pictures/100000000000023D0000014EB7ECB821.jpg" manifest:media-type="image/jpeg"/>
  <manifest:file-entry manifest:full-path="Pictures/10000000000001FB000002027B51EA49.jpg" manifest:media-type="image/jpeg"/>
  <manifest:file-entry manifest:full-path="Pictures/100000000000023C0000028EB3F7DD0D.jpg" manifest:media-type="image/jpeg"/>
  <manifest:file-entry manifest:full-path="Pictures/100000000000023C000002A6F78BE961.jpg" manifest:media-type="image/jpeg"/>
  <manifest:file-entry manifest:full-path="Pictures/1000000000000238000000F4061092D2.jpg" manifest:media-type="image/jpeg"/>
  <manifest:file-entry manifest:full-path="Pictures/10000000000002340000014319A9DE6B.jpg" manifest:media-type="image/jpeg"/>
  <manifest:file-entry manifest:full-path="Pictures/10000000000001E100000107AB1EC9BA.jpg" manifest:media-type="image/jpeg"/>
  <manifest:file-entry manifest:full-path="Pictures/100000000000023A0000025C2171BEBF.jpg" manifest:media-type="image/jpeg"/>
  <manifest:file-entry manifest:full-path="Pictures/1000000000000237000001AF9970E0C1.jpg" manifest:media-type="image/jpeg"/>
  <manifest:file-entry manifest:full-path="Pictures/100000000000024000000250EBFFC4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11941a" officeooo:paragraph-rsid="0011941a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</text:p>
      <text:p text:style-name="P1"><draw:frame draw:style-name="fr1" draw:name="Image2" text:anchor-type="paragraph" svg:x="0.6256in" svg:y="3.4291in" svg:width="6in" svg:height="6.1665in" draw:z-index="1"><draw:image xlink:href="Pictures/100000000000024000000250EBFFC4E6.jpg" xlink:type="simple" xlink:show="embed" xlink:actuate="onLoad"/></draw:frame><draw:frame draw:style-name="fr1" draw:name="Image1" text:anchor-type="paragraph" svg:x="0.3575in" svg:y="0.1535in" svg:width="5.9783in" svg:height="3.1744in" draw:z-index="0"><draw:image xlink:href="Pictures/10000000000001E100000107AB1EC9BA.jpg" xlink:type="simple" xlink:show="embed" xlink:actuate="onLoad"/></draw:frame></text:p>
      <text:p text:style-name="P1"><text:soft-page-break/></text:p>
      <text:p text:style-name="P1"><draw:frame draw:style-name="fr1" draw:name="Image4" text:anchor-type="paragraph" svg:x="0.2528in" svg:y="3.8752in" svg:width="5.9374in" svg:height="6.2917in" draw:z-index="3"><draw:image xlink:href="Pictures/100000000000023A0000025C2171BEBF.jpg" xlink:type="simple" xlink:show="embed" xlink:actuate="onLoad"/></draw:frame><draw:frame draw:style-name="fr2" draw:name="Image3" text:anchor-type="paragraph" svg:width="6.589in" svg:height="3.7402in" draw:z-index="2"><draw:image xlink:href="Pictures/10000000000002340000014319A9DE6B.jpg" xlink:type="simple" xlink:show="embed" xlink:actuate="onLoad"/></draw:frame></text:p>
      <text:p text:style-name="P1"><draw:frame draw:style-name="fr1" draw:name="Image6" text:anchor-type="paragraph" svg:x="0.5236in" svg:y="2.7917in" svg:width="5.9583in" svg:height="7.0626in" draw:z-index="5"><draw:image xlink:href="Pictures/100000000000023C000002A6F78BE961.jpg" xlink:type="simple" xlink:show="embed" xlink:actuate="onLoad"/></draw:frame><draw:frame draw:style-name="fr2" draw:name="Image5" text:anchor-type="paragraph" svg:width="5.9165in" svg:height="2.5417in" draw:z-index="4"><draw:image xlink:href="Pictures/1000000000000238000000F4061092D2.jpg" xlink:type="simple" xlink:show="embed" xlink:actuate="onLoad"/></draw:frame><text:soft-page-break/></text:p>
      <text:p text:style-name="P1"/>
      <text:p text:style-name="P1"><draw:frame draw:style-name="fr1" draw:name="Image8" text:anchor-type="paragraph" svg:x="0.3673in" svg:y="3.7291in" svg:width="5.9583in" svg:height="6.8126in" draw:z-index="7"><draw:image xlink:href="Pictures/100000000000023C0000028EB3F7DD0D.jpg" xlink:type="simple" xlink:show="embed" xlink:actuate="onLoad"/></draw:frame><draw:frame draw:style-name="fr1" draw:name="Image7" text:anchor-type="paragraph" svg:x="0.8126in" svg:y="-0.5071in" svg:width="4.7118in" svg:height="4.2575in" draw:z-index="6"><draw:image xlink:href="Pictures/10000000000001FB000002027B51EA49.jp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width="5.9689in" svg:height="3.4791in" draw:z-index="8"><draw:image xlink:href="Pictures/100000000000023D0000014EB7ECB821.jpg" xlink:type="simple" xlink:show="embed" xlink:actuate="onLoad"/></draw:frame><draw:frame draw:style-name="fr1" draw:name="Image10" text:anchor-type="paragraph" svg:x="0.122in" svg:y="3.9902in" svg:width="6.6398in" svg:height="3.3925in" draw:z-index="17"><draw:image xlink:href="Pictures/10000000000002340000012525C3D356.jpg" xlink:type="simple" xlink:show="embed" xlink:actuate="onLoad"/></draw:frame><text:soft-page-break/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2" text:anchor-type="paragraph" svg:x="0.352in" svg:y="1.8429in" svg:width="5.9898in" svg:height="6.9063in" draw:z-index="10"><draw:image xlink:href="Pictures/100000000000023F00000297721389F5.jpg" xlink:type="simple" xlink:show="embed" xlink:actuate="onLoad"/></draw:frame><draw:frame draw:style-name="fr2" draw:name="Image11" text:anchor-type="paragraph" svg:width="6.1563in" svg:height="1.4272in" draw:z-index="9"><draw:image xlink:href="Pictures/100000000000024F00000089D47081AD.jpg" xlink:type="simple" xlink:show="embed" xlink:actuate="onLoad"/></draw:frame></text:p>
      <text:p text:style-name="P1"/>
      <text:p text:style-name="P1"><draw:frame draw:style-name="fr1" draw:name="Image14" text:anchor-type="paragraph" svg:x="0.6228in" svg:y="3.7709in" svg:width="5.448in" svg:height="6.8126in" draw:z-index="12"><draw:image xlink:href="Pictures/100000000000020B0000028E5D506523.jpg" xlink:type="simple" xlink:show="embed" xlink:actuate="onLoad"/></draw:frame><draw:frame draw:style-name="fr1" draw:name="Image13" text:anchor-type="paragraph" svg:x="0.3354in" svg:y="-0.3957in" svg:width="6.022in" svg:height="3.8161in" draw:z-index="11"><draw:image xlink:href="Pictures/1000000000000302000001FE4BC942EE.jpg" xlink:type="simple" xlink:show="embed" xlink:actuate="onLoad"/></draw:frame><text:soft-page-break/></text:p>
      <text:p text:style-name="P1"><draw:frame draw:style-name="fr1" draw:name="Image16" text:anchor-type="paragraph" svg:x="0.3937in" svg:y="4.2291in" svg:width="5.9063in" svg:height="4.4898in" draw:z-index="14"><draw:image xlink:href="Pictures/1000000000000237000001AF9970E0C1.jpg" xlink:type="simple" xlink:show="embed" xlink:actuate="onLoad"/></draw:frame><draw:frame draw:style-name="fr2" draw:name="Image15" text:anchor-type="paragraph" svg:width="6.1665in" svg:height="3.8646in" draw:z-index="13"><draw:image xlink:href="Pictures/1000000000000250000001739CD44803.jpg" xlink:type="simple" xlink:show="embed" xlink:actuate="onLoad"/></draw:frame><text:soft-page-break/></text:p>
      <text:p text:style-name="P1"/>
      <text:p text:style-name="P1"/>
      <text:p text:style-name="P1"/>
      <text:p text:style-name="P1"><draw:frame draw:style-name="fr1" draw:name="Image17" text:anchor-type="paragraph" svg:x="0.4453in" svg:y="-0.1547in" svg:width="5.8673in" svg:height="3.5465in" draw:z-index="15"><draw:image xlink:href="Pictures/10000000000001C80000010AC694AEEF.jpg" xlink:type="simple" xlink:show="embed" xlink:actuate="onLoad"/></draw:frame><draw:frame draw:style-name="fr1" draw:name="Image18" text:anchor-type="paragraph" svg:x="0.5626in" svg:y="3.8717in" svg:width="5.8382in" svg:height="3.1417in" draw:z-index="16"><draw:image xlink:href="Pictures/10000000000001BC000000E9F5402EE2.jp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22:02:05.943471329</meta:creation-date>
    <dc:date>2018-10-17T22:27:18.289839211</dc:date>
    <meta:editing-duration>PT10M1S</meta:editing-duration>
    <meta:editing-cycles>3</meta:editing-cycles>
    <meta:generator>LibreOffice/4.2.8.2$Linux_X86_64 LibreOffice_project/420m0$Build-2</meta:generator>
    <meta:document-statistic meta:table-count="0" meta:image-count="18" meta:object-count="0" meta:page-count="9" meta:paragraph-count="1" meta:word-count="1" meta:character-count="8" meta:non-whitespace-character-count="8"/>
  </office:meta>
</office:document-meta>
</file>